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outline1">
      <style:graphic-properties fo:min-height="10.001cm"/>
      <style:paragraph-properties style:writing-mode="lr-tb"/>
    </style:style>
    <style:style style:name="pr7" style:family="presentation" style:parent-style-name="Blue_5f_Curve1-notes">
      <style:graphic-properties draw:fill-color="#ffffff" fo:min-height="13.364cm"/>
      <style:paragraph-properties style:writing-mode="lr-tb"/>
    </style:style>
    <style:style style:name="pr8" style:family="presentation" style:parent-style-name="Blue_5f_Curve1-title">
      <style:graphic-properties fo:min-height="1.328cm"/>
      <style:paragraph-properties style:writing-mode="lr-tb"/>
    </style:style>
    <style:style style:name="pr9" style:family="presentation" style:parent-style-name="Blue_5f_Curve1-outline1">
      <style:graphic-properties draw:fill="solid" draw:fill-color="#eeeeee" fo:min-height="10.001cm"/>
      <style:paragraph-properties style:writing-mode="lr-tb"/>
    </style:style>
    <style:style style:name="pr10" style:family="presentation" style:parent-style-name="Blue_5f_Curve1-subtitle">
      <style:graphic-properties draw:fill-color="#ffffff" fo:min-height="6.15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3cm" fo:margin-bottom="0cm" fo:text-indent="0cm"/>
    </style:style>
    <style:style style:name="P5" style:family="paragraph">
      <style:paragraph-properties fo:margin-left="0cm" fo:margin-right="0cm" fo:margin-top="0.374cm" fo:margin-bottom="0cm" fo:text-indent="0cm"/>
    </style:style>
    <style:style style:name="P6" style:family="paragraph">
      <style:paragraph-properties style:writing-mode="lr-tb"/>
      <style:text-properties style:font-name="Bitstream Vera Sans Mono" fo:font-size="14pt" style:font-size-asian="14pt" style:font-size-complex="14pt"/>
    </style:style>
    <style:style style:name="P7" style:family="paragraph">
      <style:paragraph-properties fo:margin-left="0cm" fo:margin-right="0cm" fo:margin-top="0.374cm" fo:margin-bottom="0cm" fo:text-indent="0cm" style:writing-mode="lr-tb"/>
    </style:style>
    <style:style style:name="P8" style:family="paragraph">
      <style:paragraph-properties fo:text-align="start" style:writing-mode="lr-tb"/>
      <style:text-properties style:font-name="Bitstream Vera Sans Mono"/>
    </style:style>
    <style:style style:name="P9" style:family="paragraph">
      <style:paragraph-properties style:writing-mode="lr-tb"/>
      <style:text-properties style:font-name="Bitstream Vera Sans Mono"/>
    </style:style>
    <style:style style:name="P10" style:family="paragraph">
      <loext:graphic-properties draw:fill="solid" draw:fill-color="#eeeeee"/>
      <style:paragraph-properties style:writing-mode="lr-tb"/>
      <style:text-properties fo:color="#3465a4" loext:opacity="100%" loext:color-lum-mod="100%" loext:color-lum-off="0%" style:font-name="Bitstream Vera Sans Mono" fo:font-size="24pt" style:font-size-asian="24pt" style:font-size-complex="24pt"/>
    </style:style>
    <style:style style:name="P11" style:family="paragraph">
      <style:paragraph-properties style:writing-mode="lr-tb"/>
      <style:text-properties fo:font-size="22pt" style:font-size-asian="22pt" style:font-size-complex="22pt"/>
    </style:style>
    <style:style style:name="T1" style:family="text">
      <style:text-properties fo:font-variant="normal" fo:text-transform="none" fo:color="#009bdd" loext:opacity="10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2" style:family="text">
      <style:text-properties fo:color="#50938a" loext:opacity="100%" fo:font-style="italic" style:font-style-asian="italic" style:font-style-complex="italic"/>
    </style:style>
    <style:style style:name="T3" style:family="text">
      <style:text-properties fo:color="#50938a" loext:opacity="100%" style:font-name="Bitstream Vera Sans Mono" fo:font-size="14pt" fo:font-style="italic" style:font-size-asian="14pt" style:font-style-asian="italic" style:font-size-complex="14pt" style:font-style-complex="italic"/>
    </style:style>
    <style:style style:name="T4" style:family="text">
      <style:text-properties style:font-name="Bitstream Vera Sans Mono" fo:font-size="14pt" style:font-size-asian="14pt" style:font-size-complex="14pt"/>
    </style:style>
    <style:style style:name="T5" style:family="text">
      <style:text-properties fo:font-variant="normal" fo:text-transform="none" fo:color="#009bdd"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9bdd" loext:opacity="100%" style:text-outline="false" style:text-line-through-style="none" style:text-line-through-type="none" style:font-name="Bitstream Vera Sans Mono"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7" style:family="text">
      <style:text-properties style:font-name="Bitstream Vera Sans Mono"/>
    </style:style>
    <style:style style:name="T8" style:family="text">
      <style:text-properties fo:color="#3465a4" loext:opacity="100%" style:font-name="Bitstream Vera Sans Mono" fo:font-size="24pt" style:font-size-asian="24pt" style:font-size-complex="24pt"/>
    </style:style>
    <style:style style:name="T9" style:family="text">
      <style:text-properties fo:font-weight="bold" style:font-weight-asian="bold" style:font-weight-complex="bold"/>
    </style:style>
    <style:style style:name="T10" style:family="text">
      <style:text-properties fo:font-size="22pt" style:font-size-asian="22pt" style:font-size-complex="22pt"/>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2pt" fo:font-style="italic" style:font-size-asian="22pt" style:font-style-asian="italic" style:font-size-complex="22pt" style:font-style-complex="italic"/>
    </style:style>
    <style:style style:name="T13" style:family="text">
      <style:text-properties fo:font-size="22pt" fo:font-style="normal" style:font-size-asian="22pt" style:font-style-asian="normal" style:font-size-complex="22pt" style:font-style-complex="normal"/>
    </style:style>
    <style:style style:name="T1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77caee" fo:font-size="100%"/>
      </text:list-level-style-number>
      <text:list-level-style-number text:level="2" style:num-suffix="." style:num-format="1">
        <style:list-level-properties text:space-before="1.5cm" text:min-label-width="0.9cm"/>
        <style:text-properties fo:color="#77caee" fo:font-size="100%"/>
      </text:list-level-style-number>
      <text:list-level-style-number text:level="3" style:num-suffix="." style:num-format="1">
        <style:list-level-properties text:space-before="2.8cm" text:min-label-width="0.8cm"/>
        <style:text-properties fo:color="#77caee" fo:font-size="100%"/>
      </text:list-level-style-number>
      <text:list-level-style-number text:level="4" style:num-suffix="." style:num-format="1">
        <style:list-level-properties text:space-before="4.2cm" text:min-label-width="0.6cm"/>
        <style:text-properties fo:color="#77caee" fo:font-size="100%"/>
      </text:list-level-style-number>
      <text:list-level-style-number text:level="5" style:num-suffix="." style:num-format="1">
        <style:list-level-properties text:space-before="5.4cm" text:min-label-width="0.6cm"/>
        <style:text-properties fo:color="#77caee" fo:font-size="100%"/>
      </text:list-level-style-number>
      <text:list-level-style-number text:level="6" style:num-suffix="." style:num-format="1">
        <style:list-level-properties text:space-before="6.6cm" text:min-label-width="0.6cm"/>
        <style:text-properties fo:color="#77caee" fo:font-size="100%"/>
      </text:list-level-style-number>
      <text:list-level-style-number text:level="7" style:num-suffix="." style:num-format="1">
        <style:list-level-properties text:space-before="7.8cm" text:min-label-width="0.6cm"/>
        <style:text-properties fo:color="#77caee" fo:font-size="100%"/>
      </text:list-level-style-number>
      <text:list-level-style-number text:level="8" style:num-suffix="." style:num-format="1">
        <style:list-level-properties text:space-before="9cm" text:min-label-width="0.6cm"/>
        <style:text-properties fo:color="#77caee" fo:font-size="100%"/>
      </text:list-level-style-number>
      <text:list-level-style-number text:level="9" style:num-suffix="." style:num-format="1">
        <style:list-level-properties text:space-before="10.2cm" text:min-label-width="0.6cm"/>
        <style:text-properties fo:color="#77cae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Making the postmodern web</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About</text:p>
          </draw:text-box>
        </draw:frame>
        <draw:frame presentation:style-name="pr4" draw:text-style-name="P1" draw:layer="layout" svg:width="26cm" svg:height="10cm" svg:x="1cm" svg:y="3cm" presentation:class="outline" presentation:user-transformed="true">
          <draw:text-box>
            <text:list text:style-name="L2">
              <text:list-item>
                <text:p>Presenter: Daniel F. Dickinson</text:p>
                <text:list>
                  <text:list-item>
                    <text:p>Currently works on his two websites built from scratch</text:p>
                  </text:list-item>
                  <text:list-item>
                    <text:p>A small number of other web projects in the past</text:p>
                  </text:list-item>
                  <text:list-item>
                    <text:p><text:span text:style-name="T1">More of a software/firmware developer, </text:span><text:s/>DevOps specialist, constant thinker, tinkerer, and would-be writer (non-fiction)</text:p>
                  </text:list-item>
                </text:list>
              </text:list-item>
              <text:list-item>
                <text:p>MPL MakerPlace</text:p>
                <text:list>
                  <text:list-item>
                    <text:p>‘This is the place’ to explore technology in Midland</text:p>
                  </text:list-item>
                  <text:list-item>
                    <text:p>3D Printing, laser cutting, video and audio creation, old school physical making, and the digital world (like today’s topic).</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3T3" presentation:use-date-time-name="dtd1">
        <office:forms form:automatic-focus="false" form:apply-design-mode="false"/>
        <draw:frame presentation:style-name="pr3" draw:text-style-name="P1" draw:layer="layout" svg:width="26cm" svg:height="1.328cm" svg:x="1cm" svg:y="0.5cm" presentation:class="title">
          <draw:text-box>
            <text:p text:style-name="P1">Technology / Organization</text:p>
          </draw:text-box>
        </draw:frame>
        <draw:frame presentation:style-name="pr6" draw:text-style-name="P1" draw:layer="layout" svg:width="12.687cm" svg:height="10cm" svg:x="1cm" svg:y="3cm" presentation:class="outline" presentation:user-transformed="true">
          <draw:text-box>
            <text:list text:style-name="L2">
              <text:list-item>
                <text:p>Technology</text:p>
                <text:list>
                  <text:list-item>
                    <text:p>HTML, CSS, JavaScript</text:p>
                  </text:list-item>
                  <text:list-item>
                    <text:p>Images/videos</text:p>
                  </text:list-item>
                  <text:list-item>
                    <text:p>Accessibility</text:p>
                  </text:list-item>
                  <text:list-item>
                    <text:p>Security</text:p>
                  </text:list-item>
                </text:list>
              </text:list-item>
              <text:list-item>
                <text:p>Who is doing the work</text:p>
                <text:list>
                  <text:list-item>
                    <text:p>Team or individual</text:p>
                  </text:list-item>
                  <text:list-item>
                    <text:p>Technical skill and/or time</text:p>
                  </text:list-item>
                  <text:list-item>
                    <text:p>Budget</text:p>
                  </text:list-item>
                </text:list>
              </text:list-item>
            </text:list>
          </draw:text-box>
        </draw:frame>
        <draw:frame presentation:style-name="pr6" draw:text-style-name="P1" draw:layer="layout" svg:width="12.687cm" svg:height="10cm" svg:x="14.322cm" svg:y="3cm" presentation:class="outline" presentation:user-transformed="true">
          <draw:text-box>
            <text:list text:style-name="L2">
              <text:list-item>
                <text:p>SEO (Search Engine Optimization)</text:p>
                <text:list>
                  <text:list-item>
                    <text:p>Metadata / Microformats</text:p>
                  </text:list-item>
                  <text:list-item>
                    <text:p>Structured data</text:p>
                  </text:list-item>
                  <text:list-item>
                    <text:p>Page load speed</text:p>
                  </text:list-item>
                  <text:list-item>
                    <text:p>Security</text:p>
                  </text:list-item>
                  <text:list-item>
                    <text:p>Observatory / Lighthouse</text:p>
                  </text:list-item>
                  <text:list-item>
                    <text:p>Time &amp; content</text:p>
                  </text:list-item>
                  <text:list-item>
                    <text:p>Cheating tends to backfire</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3T3" presentation:use-date-time-name="dtd1">
        <office:forms form:automatic-focus="false" form:apply-design-mode="false"/>
        <draw:frame presentation:style-name="pr3" draw:text-style-name="P1" draw:layer="layout" svg:width="26cm" svg:height="1.328cm" svg:x="1cm" svg:y="0.5cm" presentation:class="title">
          <draw:text-box>
            <text:p text:style-name="P1">Law, art, and social</text:p>
          </draw:text-box>
        </draw:frame>
        <draw:frame presentation:style-name="pr6" draw:text-style-name="P1" draw:layer="layout" svg:width="12.687cm" svg:height="10cm" svg:x="1cm" svg:y="3cm" presentation:class="outline" presentation:user-transformed="true">
          <draw:text-box>
            <text:list text:style-name="L2">
              <text:list-item>
                <text:p>Legal (topics to consider)</text:p>
                <text:list>
                  <text:list-item>
                    <text:p>Accessibility</text:p>
                  </text:list-item>
                  <text:list-item>
                    <text:p>Privacy</text:p>
                  </text:list-item>
                  <text:list-item>
                    <text:p>Intellectual property</text:p>
                  </text:list-item>
                  <text:list-item>
                    <text:p>Expression vs defamation, libel, etc</text:p>
                  </text:list-item>
                  <text:list-item>
                    <text:p>What is your ‘reach’ (international law)</text:p>
                  </text:list-item>
                  <text:list-item>
                    <text:p>Attempts to get you shutdown, if controversial</text:p>
                  </text:list-item>
                </text:list>
              </text:list-item>
            </text:list>
          </draw:text-box>
        </draw:frame>
        <draw:frame presentation:style-name="pr6" draw:text-style-name="P1" draw:layer="layout" svg:width="12.687cm" svg:height="10cm" svg:x="14.322cm" svg:y="3cm" presentation:class="outline" presentation:user-transformed="true">
          <draw:text-box>
            <text:list text:style-name="L2">
              <text:list-item>
                <text:p>Audience</text:p>
                <text:list>
                  <text:list-item>
                    <text:p text:style-name="P4">For yourself, audience, or customer?</text:p>
                  </text:list-item>
                </text:list>
              </text:list-item>
              <text:list-item>
                <text:p>Aesthetics</text:p>
                <text:list>
                  <text:list-item>
                    <text:p>Graphics design</text:p>
                  </text:list-item>
                </text:list>
              </text:list-item>
              <text:list-item>
                <text:p>Social</text:p>
                <text:list>
                  <text:list-item>
                    <text:p>Values</text:p>
                  </text:list-item>
                  <text:list-item>
                    <text:p>Taste</text:p>
                  </text:list-item>
                  <text:list-item>
                    <text:p>Expectation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1T19" presentation:use-date-time-name="dtd1">
        <office:forms form:automatic-focus="false" form:apply-design-mode="false"/>
        <draw:frame presentation:style-name="pr3" draw:text-style-name="P1" draw:layer="layout" svg:width="26cm" svg:height="1.328cm" svg:x="1cm" svg:y="0.5cm" presentation:class="title">
          <draw:text-box>
            <text:p>Technology</text:p>
          </draw:text-box>
        </draw:frame>
        <presentation:notes draw:style-name="dp2">
          <draw:page-thumbnail draw:style-name="gr1" draw:layer="layout" svg:width="14.848cm" svg:height="11.136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1T19" presentation:use-date-time-name="dtd1">
        <office:forms form:automatic-focus="false" form:apply-design-mode="false"/>
        <draw:frame presentation:style-name="pr3" draw:text-style-name="P1" draw:layer="layout" svg:width="26cm" svg:height="1.328cm" svg:x="1cm" svg:y="0.5cm" presentation:class="title">
          <draw:text-box>
            <text:p>The web is polyglot</text:p>
          </draw:text-box>
        </draw:frame>
        <draw:frame presentation:style-name="pr4" draw:text-style-name="P1" draw:layer="layout" svg:width="26cm" svg:height="10cm" svg:x="1cm" svg:y="3cm" presentation:class="outline" presentation:user-transformed="true">
          <draw:text-box>
            <text:list text:style-name="L2">
              <text:list-item>
                <text:p text:style-name="P1">While the main part of most websites is based on the core language of the web (HTML), websites are built using multiple computer languages and technologies.</text:p>
              </text:list-item>
              <text:list-item>
                <text:p text:style-name="P1">This presentation will briefly touch on three of these languages[1] (HTML, CSS, JavaScript) and related microformats (Open Graph, Schema.org, microformats.org).</text:p>
              </text:list-item>
              <text:list-item>
                <text:p text:style-name="P1">Resources for learning more will be provided.</text:p>
              </text:list-item>
              <text:list-item>
                <text:p text:style-name="P1">Remember to start small and simple, and/or tweaking existing.</text:p>
              </text:list-item>
              <text:list-item>
                <text:p text:style-name="P1">Another important aspect of building for the web is ‘search engine optimization’ (aka SEO) (which is about how to be found).</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7" draw:style-name="dp3" draw:master-page-name="Blue_5f_Curve1" presentation:presentation-page-layout-name="AL3T3" presentation:use-date-time-name="dtd1">
        <office:forms form:automatic-focus="false" form:apply-design-mode="false"/>
        <draw:frame presentation:style-name="pr3" draw:text-style-name="P1" draw:layer="layout" svg:width="26cm" svg:height="1.328cm" svg:x="1cm" svg:y="0.5cm" presentation:class="title">
          <draw:text-box>
            <text:p text:style-name="P1">HTML example</text:p>
          </draw:text-box>
        </draw:frame>
        <draw:frame presentation:style-name="pr6" draw:text-style-name="P1" draw:layer="layout" svg:width="12.687cm" svg:height="10cm" svg:x="1cm" svg:y="3cm" presentation:class="outline">
          <draw:text-box>
            <text:list text:style-name="L2">
              <text:list-item>
                <text:p><text:a xlink:href="https://mice.wildtechgarden.ca/only-mice.html" xlink:type="simple">View it live</text:a></text:p>
              </text:list-item>
              <text:list-item>
                <text:p><text:span text:style-name="T2">Italicized teal text is optional.</text:span></text:p>
              </text:list-item>
              <text:list-item>
                <text:p text:style-name="P5">Optional text helps the browser properly interpret the ‘encoding’ and language / locale of the content.</text:p>
              </text:list-item>
              <text:list-item>
                <text:p text:style-name="P5">Only &lt;body&gt; text appears in the browser pane</text:p>
              </text:list-item>
              <text:list-item>
                <text:p text:style-name="P5">&lt;head&gt; &lt;title&gt; is the tab title</text:p>
              </text:list-item>
            </text:list>
          </draw:text-box>
        </draw:frame>
        <draw:frame presentation:style-name="pr6" draw:text-style-name="P6" draw:layer="layout" svg:width="12.687cm" svg:height="10cm" svg:x="14.322cm" svg:y="3cm" presentation:class="outline" presentation:user-transformed="true">
          <draw:text-box>
            <text:list text:style-name="L3">
              <text:list-item>
                <text:p><text:span text:style-name="T3">&lt;!DOCTYPE html&gt;</text:span></text:p>
              </text:list-item>
              <text:list-item>
                <text:p><text:span text:style-name="T4">&lt;html</text:span><text:span text:style-name="T3"> lang="en"</text:span><text:span text:style-name="T4">&gt;</text:span></text:p>
              </text:list-item>
              <text:list-item>
                <text:p><text:span text:style-name="T4">&lt;head&gt;</text:span></text:p>
              </text:list-item>
              <text:list-item>
                <text:p><text:span text:style-name="T4"><text:s text:c="4"/></text:span><text:span text:style-name="T3">&lt;meta charset="utf-8" /&gt;</text:span></text:p>
              </text:list-item>
              <text:list-item>
                <text:p><text:span text:style-name="T4"><text:s text:c="4"/></text:span><text:span text:style-name="T4">&lt;title&gt;There's no one here but us mice…&lt;/title&gt;</text:span></text:p>
              </text:list-item>
              <text:list-item>
                <text:p><text:span text:style-name="T4">&lt;/head&gt;</text:span></text:p>
              </text:list-item>
              <text:list-item>
                <text:p><text:span text:style-name="T4">&lt;body&gt;</text:span></text:p>
              </text:list-item>
              <text:list-item>
                <text:p><text:span text:style-name="T4"><text:s text:c="4"/></text:span><text:span text:style-name="T4">&lt;h1&gt;There's no one here but us mice…&lt;/h1&gt;</text:span></text:p>
              </text:list-item>
              <text:list-item>
                <text:p><text:span text:style-name="T4">&lt;/body&gt;</text:span></text:p>
              </text:list-item>
              <text:list-item>
                <text:p><text:span text:style-name="T4">&lt;/html&gt;</text:span></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 text:style-name="P1">Semantic HTML</text:p>
          </draw:text-box>
        </draw:frame>
        <draw:frame presentation:style-name="pr6" draw:text-style-name="P1" draw:layer="layout" svg:width="26cm" svg:height="10cm" svg:x="1cm" svg:y="3cm" presentation:class="outline" presentation:user-transformed="true">
          <draw:text-box>
            <text:list text:style-name="L2">
              <text:list-item>
                <text:p text:style-name="P1">HTML 5 introduced the notion of ‘semantic’ markup which is intended to make it easier for machines (including screen readers) to ‘understand’ your site</text:p>
              </text:list-item>
              <text:list-item>
                <text:p text:style-name="P7"><text:span text:style-name="T5">This includes putting the main part of the site inside a </text:span><text:span text:style-name="T6">&lt;main&gt;</text:span><text:span text:style-name="T5"> </text:span><text:span text:style-name="T5">element, and within that, any article part inside an </text:span><text:span text:style-name="T6">&lt;article&gt;</text:span><text:span text:style-name="T5"> </text:span><text:span text:style-name="T5">element, additional information in an </text:span><text:span text:style-name="T6">&lt;aside&gt;</text:span><text:span text:style-name="T5">, and other sections </text:span><text:span text:style-name="T5">in </text:span><text:span text:style-name="T6">&lt;section&gt;</text:span><text:span text:style-name="T5"> elements.</text:span></text:p>
              </text:list-item>
              <text:list-item>
                <text:p text:style-name="P7">See <text:a xlink:href="https://developer.mozilla.org/en-US/docs/Glossary/semantics" xlink:type="simple">definition</text:a>, <text:a xlink:href="https://developer.mozilla.org/en-US/docs/Web/HTML" xlink:type="simple">HTML overview</text:a>, and <text:a xlink:href="https://developer.mozilla.org/en-US/docs/Learn/Accessibility/HTML" xlink:type="simple">relation to accessibility</text:a>.</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3T3" presentation:use-date-time-name="dtd1">
        <office:forms form:automatic-focus="false" form:apply-design-mode="false"/>
        <draw:frame presentation:style-name="pr3" draw:text-style-name="P1" draw:layer="layout" svg:width="26cm" svg:height="1.328cm" svg:x="1cm" svg:y="0.5cm" presentation:class="title">
          <draw:text-box>
            <text:p text:style-name="P1">CSS example</text:p>
          </draw:text-box>
        </draw:frame>
        <draw:frame presentation:style-name="pr6" draw:text-style-name="P1" draw:layer="layout" svg:width="12.687cm" svg:height="10cm" svg:x="1cm" svg:y="3cm" presentation:class="outline" presentation:user-transformed="true">
          <draw:text-box>
            <text:list text:style-name="L2">
              <text:list-item>
                <text:p text:style-name="P1">Usually an HTML page uses an element to pull in the CSS.</text:p>
              </text:list-item>
              <text:list-item>
                <text:p text:style-name="P1">Can also include as a <text:span text:style-name="T7">&lt;style&gt;</text:span> element directly in the HTML</text:p>
              </text:list-item>
              <text:list-item>
                <text:p text:style-name="P1"><text:a xlink:href="https://mice.wildtechgarden.ca/css-mice.html" xlink:type="simple">The mice page with CSS</text:a></text:p>
              </text:list-item>
              <text:list-item>
                <text:p text:style-name="P1">Take a look at the page source to see how it’s done.</text:p>
              </text:list-item>
              <text:list-item>
                <text:p text:style-name="P1"><text:a xlink:href="https://developer.mozilla.org/en-US/docs/Web/CSS" xlink:type="simple">CSS overview</text:a></text:p>
              </text:list-item>
            </text:list>
          </draw:text-box>
        </draw:frame>
        <draw:frame presentation:style-name="pr6" draw:text-style-name="P8" draw:layer="layout" svg:width="12.687cm" svg:height="10cm" svg:x="14.322cm" svg:y="3cm" presentation:class="outline" presentation:user-transformed="true">
          <draw:text-box>
            <text:p>h1 {</text:p>
            <text:p><text:s text:c="7"/>border-bottom: 5px ridge;</text:p>
            <text:p><text:s text:c="7"/>border-top: 5px ridge;</text:p>
            <text:p><text:s text:c="7"/>margin-top: 3rem;</text:p>
            <text:p><text:s text:c="7"/>padding: 2rem;</text:p>
            <text:p>}</text:p>
            <text:p/>
          </draw:text-box>
        </draw:frame>
        <presentation:notes draw:style-name="dp2">
          <draw:page-thumbnail draw:style-name="gr1" draw:layer="layout" svg:width="14.848cm" svg:height="11.136cm" svg:x="3.075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3T3" presentation:use-date-time-name="dtd1">
        <office:forms form:automatic-focus="false" form:apply-design-mode="false"/>
        <draw:frame presentation:style-name="pr3" draw:text-style-name="P1" draw:layer="layout" svg:width="26cm" svg:height="1.328cm" svg:x="1cm" svg:y="0.5cm" presentation:class="title">
          <draw:text-box>
            <text:p text:style-name="P1">JavaScript example</text:p>
          </draw:text-box>
        </draw:frame>
        <draw:frame presentation:style-name="pr6" draw:text-style-name="P1" draw:layer="layout" svg:width="12.687cm" svg:height="10cm" svg:x="1cm" svg:y="3cm" presentation:class="outline" presentation:user-transformed="true">
          <draw:text-box>
            <text:list text:style-name="L2">
              <text:list-item>
                <text:p text:style-name="P7">Usually an HTML page uses an element to pull in the CSS.</text:p>
              </text:list-item>
              <text:list-item>
                <text:p text:style-name="P7">Can also include as a <text:span text:style-name="T7">&lt;script&gt;</text:span> element directly in the HTML</text:p>
              </text:list-item>
              <text:list-item>
                <text:p text:style-name="P7"><text:a xlink:href="https://mice.wildtechgarden.ca/" xlink:type="simple">Mice page with JavaScript</text:a></text:p>
              </text:list-item>
              <text:list-item>
                <text:p text:style-name="P7">Use the source, Luke</text:p>
              </text:list-item>
              <text:list-item>
                <text:p text:style-name="P7"><text:a xlink:href="https://developer.mozilla.org/en-US/docs/Web/javascript" xlink:type="simple">JavaScript overview</text:a></text:p>
              </text:list-item>
              <text:list-item>
                <text:p text:style-name="P7">Limit JS what is required</text:p>
              </text:list-item>
            </text:list>
          </draw:text-box>
        </draw:frame>
        <draw:frame presentation:style-name="pr6" draw:text-style-name="P9" draw:layer="layout" svg:width="12.687cm" svg:height="8cm" svg:x="14.322cm" svg:y="3cm" presentation:class="outline" presentation:user-transformed="true">
          <draw:text-box>
            <text:p>function noonehere() {</text:p>
            <text:p><text:s text:c="5"/>var h1element = document.getElementById("noonehere")</text:p>
            <text:p><text:s text:c="5"/>h1element.innerHTML = "There's no one here."</text:p>
            <text:p><text:s/>}</text:p>
            <text:p/>
          </draw:text-box>
        </draw:frame>
        <draw:frame presentation:style-name="pr9" draw:text-style-name="P10" draw:layer="layout" svg:width="12.687cm" svg:height="2cm" svg:x="14.313cm" svg:y="11cm" presentation:class="outline" presentation:user-transformed="true">
          <draw:text-box>
            <text:p><text:span text:style-name="T8">&lt;h1 id="noonehere" onclick="noonehere()"&gt;</text:span></text:p>
          </draw:text-box>
        </draw:frame>
        <presentation:notes draw:style-name="dp2">
          <draw:page-thumbnail draw:style-name="gr1"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Accessibility aka a11y</text:p>
          </draw:text-box>
        </draw:frame>
        <draw:frame presentation:style-name="pr6" draw:text-style-name="P1" draw:layer="layout" svg:width="26cm" svg:height="10cm" svg:x="1cm" svg:y="2.5cm" presentation:class="outline" presentation:user-transformed="true">
          <draw:text-box>
            <text:list text:style-name="L2">
              <text:list-item>
                <text:p>Vision: contrast, colour-impairment, font size and spacing</text:p>
              </text:list-item>
              <text:list-item>
                <text:p>Vision with screen readers / braille ‘display’</text:p>
              </text:list-item>
              <text:list-item>
                <text:p>Can your reader understand you with less than a PhD?</text:p>
              </text:list-item>
              <text:list-item>
                <text:p>Images: ‘alt’ text and universal design</text:p>
              </text:list-item>
              <text:list-item>
                <text:p>Navigation: <text:a xlink:href="https://wildtechgarden.ca/blog/accessible-design-no-blank/" xlink:type="simple">Not breaking the back button</text:a><text:s/>and more (especially for less tech savvy viewers)</text:p>
              </text:list-item>
              <text:list-item>
                <text:p>Videos: subtitles / DV (descriptive video)</text:p>
              </text:list-item>
              <text:list-item>
                <text:p>PDF: use a text-based not image-based PDF</text:p>
              </text:list-item>
              <text:list-item>
                <text:p>Test it and include testing from those with barriers</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Security</text:p>
          </draw:text-box>
        </draw:frame>
        <draw:frame presentation:style-name="pr6" draw:text-style-name="P1" draw:layer="layout" svg:width="26cm" svg:height="10cm" svg:x="1cm" svg:y="2.5cm" presentation:class="outline" presentation:user-transformed="true">
          <draw:text-box>
            <text:list text:style-name="L2">
              <text:list-item>
                <text:p>Always use HTTPS; if you provider doesn’t offer at least a free “Let’s Encrypt” certificate, move your hosting</text:p>
              </text:list-item>
              <text:list-item>
                <text:p>DNSSEC: This is harder, but <text:a xlink:href="https://www.ovhcloud.com/en-ca/" xlink:type="simple">OVHcloud</text:a><text:s/>supports it well.</text:p>
              </text:list-item>
              <text:list-item>
                <text:p>CSP (Content Security Policy): It is important to avoid XSS (Cross site scripting vulnerabilities), “clickjacking”, and other nastiness, but requires your hosting supporting it.</text:p>
              </text:list-item>
              <text:list-item>
                <text:p>If you’re using a CMS: strong passwords and Multi-factor Authentication are a must (seriously).</text:p>
              </text:list-item>
              <text:list-item>
                <text:p><text:span text:style-name="T9">Keep your hosting up to date!</text:span></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1T19" presentation:use-date-time-name="dtd1">
        <office:forms form:automatic-focus="false" form:apply-design-mode="false"/>
        <draw:frame presentation:style-name="pr8" draw:text-style-name="P1" draw:layer="layout" svg:width="26cm" svg:height="1.328cm" svg:x="1cm" svg:y="0.5cm" presentation:class="title">
          <draw:text-box>
            <text:p>Who is doing the work</text:p>
          </draw:text-box>
        </draw:frame>
        <presentation:notes draw:style-name="dp2">
          <draw:page-thumbnail draw:style-name="gr1" draw:layer="layout" svg:width="14.848cm" svg:height="11.136cm" svg:x="3.075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Team vs. individual</text:p>
          </draw:text-box>
        </draw:frame>
        <draw:frame presentation:style-name="pr6" draw:text-style-name="P1" draw:layer="layout" svg:width="26cm" svg:height="10cm" svg:x="1cm" svg:y="3cm" presentation:class="outline" presentation:user-transformed="true">
          <draw:text-box>
            <text:list text:style-name="L2">
              <text:list-item>
                <text:p>Usually this means a smaller number of individuals handle the technology, while the ‘content’ is written / designed by others</text:p>
              </text:list-item>
              <text:list-item>
                <text:p>If the writers / designers need to be able to add content directly, then you need a CMS (Content Management System).</text:p>
              </text:list-item>
              <text:list-item>
                <text:p>If the content goes through the technical person/team then you may not need a web-facing CMS, as the technical person/team would be responsible for getting the content published</text:p>
              </text:list-item>
              <text:list-item>
                <text:p>Of course if your writers / designers have access to publish, then if they get phished or compromised, so can an attacker.</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Available technical skills / time</text:p>
          </draw:text-box>
        </draw:frame>
        <draw:frame presentation:style-name="pr6" draw:text-style-name="P11" draw:layer="layout" svg:width="26cm" svg:height="10cm" svg:x="1cm" svg:y="3cm" presentation:class="outline" presentation:user-transformed="true">
          <draw:text-box>
            <text:list text:style-name="L2">
              <text:list-item>
                <text:p text:style-name="P1"><text:span text:style-name="T10">If the team is small and main purpose is not building for the web, then </text:span><text:span text:style-name="T10">designing and maintaining your own theme is probably going to take </text:span><text:span text:style-name="T10">too much time. </text:span></text:p>
              </text:list-item>
              <text:list-item>
                <text:p text:style-name="P1"><text:span text:style-name="T10">If contracting out theme design, avoid a ‘one-off’ relationship as there </text:span><text:span text:style-name="T11">will</text:span><text:span text:style-name="T10"> be times you need updates.</text:span></text:p>
              </text:list-item>
              <text:list-item>
                <text:p text:style-name="P1"><text:span text:style-name="T10">If you are using an third party theme, and don’t have a lot of technical </text:span><text:span text:style-name="T10">expertise, then consider a </text:span><text:span text:style-name="T12">managed</text:span><text:span text:style-name="T13"> web solution (e.g. where </text:span><text:span text:style-name="T13">someone else takes care of the updates etc) and just write/design.</text:span></text:p>
              </text:list-item>
              <text:list-item>
                <text:p text:style-name="P1"><text:span text:style-name="T13">If you have technical skills then a Static Site Generator (SSG) is ideal.</text:span></text:p>
              </text:list-item>
              <text:list-item>
                <text:p text:style-name="P1"><text:span text:style-name="T13">If you also have time then your own theme can be worthwhile.</text:span></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More control takes more coding</text:p>
          </draw:text-box>
        </draw:frame>
        <draw:frame presentation:style-name="pr4" draw:text-style-name="P1" draw:layer="layout" svg:width="26cm" svg:height="10cm" svg:x="1cm" svg:y="3cm" presentation:class="outline" presentation:user-transformed="true">
          <draw:text-box>
            <text:list text:style-name="L2">
              <text:list-item>
                <text:p text:style-name="P1">There are many no-code / low-code website building options out there—see <text:a xlink:href="https://www.cira.ca/blog/ca-domains/cms-speed-dating-which-platform-should-you-use" xlink:type="simple">CIRA's CMS (Website builder) speed dating blog post</text:a><text:s/>for examples.</text:p>
              </text:list-item>
              <text:list-item>
                <text:p text:style-name="P1">Ultimately these let you build a site quickly, but in most cases you are limited to the ‘building blocks’ the provider gives you.</text:p>
              </text:list-item>
              <text:list-item>
                <text:p text:style-name="P1">In the cases where a provider allows you custom ‘building blocks’, technical skills in HTML, CSS, JavaScript will be important.</text:p>
              </text:list-item>
              <text:list-item>
                <text:p text:style-name="P1">Sites built by a website builder tend to have issues with page load speeds, which can negatively affect your search rankings.</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Static site generators (SSG)</text:p>
          </draw:text-box>
        </draw:frame>
        <draw:frame presentation:style-name="pr6" draw:text-style-name="P1" draw:layer="layout" svg:width="26cm" svg:height="10cm" svg:x="1cm" svg:y="3cm" presentation:class="outline" presentation:user-transformed="true">
          <draw:text-box>
            <text:list text:style-name="L2">
              <text:list-item>
                <text:p><text:a xlink:href="https://gohugo.io/about/benefits/" xlink:type="simple">Benefits of static generators</text:a><text:s/>from the <text:a xlink:href="https://gohugo.io/" xlink:type="simple">Hugo website</text:a></text:p>
              </text:list-item>
              <text:list-item>
                <text:p><text:a xlink:href="https://www.staticgen.com/" xlink:type="simple">There are many choices; see the top starred ones on GitHub.</text:a></text:p>
              </text:list-item>
              <text:list-item>
                <text:p>In addition to avoiding a database dependency:</text:p>
                <text:list>
                  <text:list-item>
                    <text:p>Speed</text:p>
                  </text:list-item>
                  <text:list-item>
                    <text:p>Security</text:p>
                  </text:list-item>
                  <text:list-item>
                    <text:p>Can review / validate files/sites before you publish</text:p>
                  </text:list-item>
                </text:list>
              </text:list-item>
              <text:list-item>
                <text:p>Can use JavaScript and/or non-static servers for dynamic elements like forms, payments/stores.</text:p>
                <text:list>
                  <text:list-item>
                    <text:p><text:a xlink:href="https://jamstack.org/" xlink:type="simple">Jamstack</text:a><text:s/>is a popular method of doing this.</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CMS based on SSG</text:p>
          </draw:text-box>
        </draw:frame>
        <draw:frame presentation:style-name="pr6" draw:text-style-name="P1" draw:layer="layout" svg:width="26cm" svg:height="10cm" svg:x="1cm" svg:y="3cm" presentation:class="outline" presentation:user-transformed="true">
          <draw:text-box>
            <text:list text:style-name="L2">
              <text:list-item>
                <text:p><text:a xlink:href="https://cloudcannon.com/" xlink:type="simple">Cloud Cannon</text:a></text:p>
              </text:list-item>
              <text:list-item>
                <text:p><text:a xlink:href="https://www.netlifycms.org/" xlink:type="simple">Netlify CMS</text:a></text:p>
              </text:list-item>
              <text:list-item>
                <text:p><text:a xlink:href="https://tina.io/" xlink:type="simple">Tina Cloud</text:a></text:p>
              </text:list-item>
              <text:list-item>
                <text:p><text:a xlink:href="https://vertcel.com/" xlink:type="simple">Vercel</text:a></text:p>
              </text:list-item>
              <text:list-item>
                <text:p>Quite useful to reduce the required technical skills required to use a static site generator</text:p>
              </text:list-item>
              <text:list-item>
                <text:p>Like a managed dynamic CMS, these generally cost more than managing yourself, but saves you time and effort.</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4T32" presentation:use-date-time-name="dtd1">
        <office:forms form:automatic-focus="false" form:apply-design-mode="false"/>
        <draw:frame presentation:style-name="pr8" draw:text-style-name="P1" draw:layer="layout" svg:width="26cm" svg:height="1.328cm" svg:x="1cm" svg:y="0.5cm" presentation:class="title">
          <draw:text-box>
            <text:p>SEO</text:p>
          </draw:text-box>
        </draw:frame>
        <draw:frame presentation:style-name="pr10" draw:text-style-name="P2" draw:layer="layout" svg:width="26cm" svg:height="6.159cm" svg:x="1cm" svg:y="0.5cm" presentation:class="subtitle">
          <draw:text-box>
            <text:p>Search Engine Optimization</text:p>
          </draw:text-box>
        </draw:frame>
        <presentation:notes draw:style-name="dp2">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Page load speeds</text:p>
          </draw:text-box>
        </draw:frame>
        <draw:frame presentation:style-name="pr6" draw:text-style-name="P1" draw:layer="layout" svg:width="26cm" svg:height="10cm" svg:x="1cm" svg:y="3cm" presentation:class="outline">
          <draw:text-box>
            <text:list text:style-name="L2">
              <text:list-item>
                <text:p text:style-name="P1">While not the single most important factor for your search engine ranking, it is a significant factor.</text:p>
              </text:list-item>
              <text:list-item>
                <text:p text:style-name="P1">Slow loading <text:span text:style-name="T9">is</text:span><text:span text:style-name="T14"> likely the first thing your visitor will complain about </text:span><text:span text:style-name="T14">on an otherwise interesting / well designed site.</text:span></text:p>
              </text:list-item>
              <text:list-item>
                <text:p text:style-name="P1"><text:span text:style-name="T14">By complain, I mean to themselves; chances of getting feedback </text:span><text:span text:style-name="T14">other than lost eyeballs due to page load speeds is unlikely.</text:span></text:p>
              </text:list-item>
              <text:list-item>
                <text:p text:style-name="P1"><text:span text:style-name="T14">Fortunately there are many techniques for improving load speeds, </text:span><text:span text:style-name="T14">especially for the part ‘above the fold’ (i.e. what first appears).</text:span></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2"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Metadata / microformats / structured data</text:p>
          </draw:text-box>
        </draw:frame>
        <draw:frame presentation:style-name="pr6" draw:text-style-name="P1" draw:layer="layout" svg:width="26cm" svg:height="10cm" svg:x="1cm" svg:y="3cm" presentation:class="outline">
          <draw:text-box>
            <text:list text:style-name="L2">
              <text:list-item>
                <text:p text:style-name="P1">This is ‘stuff’ that is not displayed on the page, but is designed for search engines, and other automated processing, to ‘understand’ what is on your site.</text:p>
              </text:list-item>
              <text:list-item>
                <text:p text:style-name="P1">It also includes things like ‘Twitter cards’ and ‘Open Graph Protocol’ images and text. These are used by other sites (like Twitter) to create the graphic and text that users on those sites will see when someone includes a link to your site.</text:p>
              </text:list-item>
              <text:list-item>
                <text:p text:style-name="P1">There is also a type of ‘microformat’ that is embedded in the main web page, and is designed to help automated processing.</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Lighthouse / web.dev</text:p>
          </draw:text-box>
        </draw:frame>
        <draw:frame presentation:style-name="pr6" draw:text-style-name="P1" draw:layer="layout" svg:width="26cm" svg:height="10cm" svg:x="1cm" svg:y="3cm" presentation:class="outline">
          <draw:text-box>
            <text:list text:style-name="L2">
              <text:list-item>
                <text:p text:style-name="P1">Testing frameworks like Google uses this as part of their ‘scoring’ of websites (especially the technical aspects).</text:p>
              </text:list-item>
              <text:list-item>
                <text:p text:style-name="P1">Four topics: Performance, Accessibility, Best Practices, and SEO</text:p>
              </text:list-item>
              <text:list-item>
                <text:p text:style-name="P1">Lighthouse can be used locally from the Chrome or Edge web developer tools (F12).</text:p>
              </text:list-item>
              <text:list-item>
                <text:p text:style-name="P1">web.dev runs against live sites <text:a xlink:href="https://pagespeed.web.dev/report?url=https%3A%2F%2Fwww.wildtechgarden.ca%2F" xlink:type="simple">such as this report on my tech site</text:a></text:p>
              </text:list-item>
              <text:list-item>
                <text:p text:style-name="P1">Also available for use as an API (e.g. for automated testing before going live).</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2"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draw:text-box>
            <text:p>Content is King</text:p>
          </draw:text-box>
        </draw:frame>
        <draw:frame presentation:style-name="pr6" draw:text-style-name="P1" draw:layer="layout" svg:width="26cm" svg:height="10cm" svg:x="1cm" svg:y="3cm" presentation:class="outline">
          <draw:text-box>
            <text:list text:style-name="L2">
              <text:list-item>
                <text:p>More than any ‘tricks’ for SEO, content matters</text:p>
              </text:list-item>
              <text:list-item>
                <text:p>Also, time, and the snowball effect of getting noticed (and linked to by real sites, and people)</text:p>
              </text:list-item>
              <text:list-item>
                <text:p>Additionally, the web is huge and the bots need time to find you.</text:p>
              </text:list-item>
              <text:list-item>
                <text:p>Search engines are constantly updating the detection of cheating and penalize those who do</text:p>
              </text:list-item>
              <text:list-item>
                <text:p>Questionable SEO companies will often promote your site in ways which hurt you more than they help. Being linked to can degrade your rating, depending on the quality of the linking sites.</text:p>
              </text:list-item>
            </text:list>
          </draw:text-box>
        </draw:frame>
        <presentation:notes draw:style-name="dp2">
          <draw:page-thumbnail draw:style-name="gr1" draw:layer="layout" svg:width="14.848cm" svg:height="11.136cm" svg:x="3.075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1T19" presentation:use-date-time-name="dtd1">
        <office:forms form:automatic-focus="false" form:apply-design-mode="false"/>
        <draw:frame presentation:style-name="pr3" draw:text-style-name="P1" draw:layer="layout" svg:width="26cm" svg:height="1.328cm" svg:x="1cm" svg:y="0.5cm" presentation:class="title">
          <draw:text-box>
            <text:p text:style-name="P1">Law, art, and social</text:p>
          </draw:text-box>
        </draw:frame>
        <presentation:notes draw:style-name="dp2">
          <draw:page-thumbnail draw:style-name="gr1" draw:layer="layout" svg:width="14.848cm" svg:height="11.136cm" svg:x="3.075cm" svg:y="2.257cm" draw:page-number="24" presentation:class="page"/>
          <draw:frame presentation:style-name="pr7" draw:text-style-name="P3"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presentation:user-transformed="true">
          <draw:text-box>
            <text:p text:style-name="P1">Inclusiveness and expression</text:p>
          </draw:text-box>
        </draw:frame>
        <draw:frame presentation:style-name="pr6" draw:text-style-name="P1" draw:layer="layout" svg:width="26cm" svg:height="10cm" svg:x="1cm" svg:y="3cm" presentation:class="outline" presentation:user-transformed="true">
          <draw:text-box>
            <text:list text:style-name="L2">
              <text:list-item>
                <text:p text:style-name="P1">Accessibility; the web should be for everyone</text:p>
                <text:list>
                  <text:list-item>
                    <text:p text:style-name="P1">There is a lot of low hanging fruit, if you are willing to put in a little time</text:p>
                  </text:list-item>
                </text:list>
              </text:list-item>
              <text:list-item>
                <text:p text:style-name="P1">Freedom of expression vs bigotry etc.</text:p>
              </text:list-item>
              <text:list-item>
                <text:p text:style-name="P1">Freedom of expression vs defamation, libel, etc.</text:p>
              </text:list-item>
              <text:list-item>
                <text:p text:style-name="P1">If your site becomes well known and ‘rocks the boat’ you may experience attempts to shut you down:</text:p>
                <text:list>
                  <text:list-item>
                    <text:p text:style-name="P1">SLAPP lawsuits</text:p>
                  </text:list-item>
                  <text:list-item>
                    <text:p text:style-name="P1">Copyright and intellectual property as a silencer</text:p>
                  </text:list-item>
                </text:list>
                <text:p text:style-name="P1"/>
              </text:list-item>
            </text:list>
          </draw:text-box>
        </draw:frame>
        <presentation:notes draw:style-name="dp2">
          <draw:page-thumbnail draw:style-name="gr1" draw:layer="layout" svg:width="14.848cm" svg:height="11.136cm" svg:x="3.075cm" svg:y="2.257cm" draw:page-number="25" presentation:class="page"/>
          <draw:frame presentation:style-name="pr7" draw:text-style-name="P2"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presentation:user-transformed="true">
          <draw:text-box>
            <text:p text:style-name="P1">Privacy and your ‘reach’</text:p>
          </draw:text-box>
        </draw:frame>
        <draw:frame presentation:style-name="pr6" draw:text-style-name="P1" draw:layer="layout" svg:width="26cm" svg:height="10cm" svg:x="1cm" svg:y="3cm" presentation:class="outline" presentation:user-transformed="true">
          <draw:text-box>
            <text:list text:style-name="L2">
              <text:list-item>
                <text:p>EU is coming down hard on things like Google Analytics</text:p>
              </text:list-item>
              <text:list-item>
                <text:p>FTC is making noises about dealing with privacy issues</text:p>
              </text:list-item>
              <text:list-item>
                <text:p>Some US states (like California) have also strengthened regulation around privacy</text:p>
              </text:list-item>
              <text:list-item>
                <text:p>Depending on who your customer is (for a business), or whether you considered to be subject to a foreign country’s jurisdiction is messy. Especially for privacy laws it is better to play it safe.</text:p>
              </text:list-item>
              <text:list-item>
                <text:p>Also consider CASL and other anti-spam legislation if you want to market to your visitors (e.g. newsletters, etc)</text:p>
              </text:list-item>
            </text:list>
          </draw:text-box>
        </draw:frame>
        <presentation:notes draw:style-name="dp2">
          <draw:page-thumbnail draw:style-name="gr1" draw:layer="layout" svg:width="14.848cm" svg:height="11.136cm" svg:x="3.075cm" svg:y="2.257cm" draw:page-number="26" presentation:class="page"/>
          <draw:frame presentation:style-name="pr7" draw:text-style-name="P2"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presentation:user-transformed="true">
          <draw:text-box>
            <text:p text:style-name="P1">Intellectual property</text:p>
          </draw:text-box>
        </draw:frame>
        <draw:frame presentation:style-name="pr6" draw:text-style-name="P1" draw:layer="layout" svg:width="26cm" svg:height="10cm" svg:x="1cm" svg:y="3cm" presentation:class="outline" presentation:user-transformed="true">
          <draw:text-box>
            <text:list text:style-name="L2">
              <text:list-item>
                <text:p text:style-name="P1">Many countries have agreements such that copyright and trademarks in one country apply to many other countries as well (with the notable exception of countries like China).</text:p>
              </text:list-item>
              <text:list-item>
                <text:p text:style-name="P1">It’s generally civil legislation, which means that if someone is violating your copyright you have to find out about them, and take legal action yourself.</text:p>
              </text:list-item>
              <text:list-item>
                <text:p text:style-name="P1">However, search engines and web hosting companies usually have a ‘notice and take-down’ policy (if a site is alleged to be in violation, the site owner is given a chance to respond, depending on response the site may be removed from listing or taken down).</text:p>
              </text:list-item>
            </text:list>
          </draw:text-box>
        </draw:frame>
        <presentation:notes draw:style-name="dp2">
          <draw:page-thumbnail draw:style-name="gr1" draw:layer="layout" svg:width="14.848cm" svg:height="11.136cm" svg:x="3.075cm" svg:y="2.257cm" draw:page-number="27" presentation:class="page"/>
          <draw:frame presentation:style-name="pr7" draw:text-style-name="P2" draw:layer="layout" svg:width="16.799cm" svg:height="13.364cm" svg:x="2.1cm" svg:y="14.107cm" presentation:class="notes" presentation:placeholder="true">
            <draw:text-box/>
          </draw:frame>
        </presentation:notes>
      </draw:page>
      <draw:page draw:name="page28"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328cm" svg:x="1cm" svg:y="0.5cm" presentation:class="title" presentation:user-transformed="true">
          <draw:text-box>
            <text:p text:style-name="P1">Audience, aesthetics, taste, etc</text:p>
          </draw:text-box>
        </draw:frame>
        <draw:frame presentation:style-name="pr6" draw:text-style-name="P1" draw:layer="layout" svg:width="26cm" svg:height="10cm" svg:x="1cm" svg:y="3cm" presentation:class="outline" presentation:user-transformed="true">
          <draw:text-box>
            <text:list text:style-name="L2">
              <text:list-item>
                <text:p text:style-name="P1">There are two aspects to what you can show on a website, aside from the legal aspects</text:p>
              </text:list-item>
              <text:list-item>
                <text:p text:style-name="P1">How the general public will react (content and/or how ‘shocking’)</text:p>
              </text:list-item>
              <text:list-item>
                <text:p text:style-name="P1">How your ‘audience’ will react (content and aesthetics)</text:p>
                <text:list>
                  <text:list-item>
                    <text:p text:style-name="P1">But first you have to identify your audience (or if it is mostly for yourself, and others can like or not as they feel inclined)</text:p>
                  </text:list-item>
                  <text:list-item>
                    <text:p text:style-name="P1">For example, if your audience prefers minimalism, a flashy and/or emoji-filled site is probably not what you want.</text:p>
                  </text:list-item>
                </text:list>
              </text:list-item>
              <text:list-item>
                <text:p text:style-name="P1">Graphics design principles generally hold regardless</text:p>
              </text:list-item>
            </text:list>
          </draw:text-box>
        </draw:frame>
        <presentation:notes draw:style-name="dp2">
          <draw:page-thumbnail draw:style-name="gr1" draw:layer="layout" svg:width="14.848cm" svg:height="11.136cm" svg:x="3.075cm" svg:y="2.257cm" draw:page-number="28" presentation:class="page"/>
          <draw:frame presentation:style-name="pr7" draw:text-style-name="P2" draw:layer="layout" svg:width="16.799cm" svg:height="13.364cm" svg:x="2.1cm" svg:y="14.107cm" presentation:class="notes" presentation:placeholder="true">
            <draw:text-box/>
          </draw:frame>
        </presentation:notes>
      </draw:page>
      <draw:page draw:name="page29"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End notes</text:p>
          </draw:text-box>
        </draw:frame>
        <draw:frame presentation:style-name="pr4" draw:text-style-name="P1" draw:layer="layout" svg:width="26cm" svg:height="10cm" svg:x="0cm" svg:y="2cm" presentation:class="outline" presentation:user-transformed="true">
          <draw:text-box>
            <text:list text:style-name="L2">
              <text:list-item>
                <text:p text:style-name="P1">[1] We use the term language very loosely in this presentation (for example CSS is not really a language in pure computer science terms).</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CA"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1T09:32:22.636101806</meta:creation-date>
    <meta:editing-duration>PT6H24M10S</meta:editing-duration>
    <meta:editing-cycles>105</meta:editing-cycles>
    <meta:generator>LibreOffice/7.4.5.1$Linux_X86_64 LibreOffice_project/40$Build-1</meta:generator>
    <dc:title>Blue Curve</dc:title>
    <dc:date>2023-02-11T14:07:41.011894071</dc:date>
    <meta:document-statistic meta:object-count="153"/>
  </office:meta>
</office:document-meta>
</file>